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6a18b" officeooo:paragraph-rsid="0056a18b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443b50"/>
    </style:style>
    <style:style style:name="P4" style:family="paragraph" style:parent-style-name="Standard">
      <style:paragraph-properties fo:text-align="start" style:justify-single-word="false"/>
      <style:text-properties officeooo:paragraph-rsid="005330e5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5454e7" officeooo:paragraph-rsid="005454e7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bold" officeooo:rsid="005c6369" officeooo:paragraph-rsid="005c6369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61e1c" officeooo:paragraph-rsid="00561e1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561e1c" officeooo:paragraph-rsid="00561e1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561e1c" officeooo:paragraph-rsid="00561e1c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5454e7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5454e7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561e1c"/>
    </style:style>
    <style:style style:name="P13" style:family="paragraph" style:parent-style-name="Standard" style:list-style-name="L7">
      <style:paragraph-properties fo:text-align="start" style:justify-single-word="false"/>
      <style:text-properties officeooo:paragraph-rsid="00561e1c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5454e7" officeooo:paragraph-rsid="005454e7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5454e7" officeooo:paragraph-rsid="005454e7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561e1c" officeooo:paragraph-rsid="00561e1c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56a18b" officeooo:paragraph-rsid="0056a18b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5e0b2b" officeooo:paragraph-rsid="005e0b2b"/>
    </style:style>
    <style:style style:name="T1" style:family="text">
      <style:text-properties style:font-name="DejaVu Sans Condensed" fo:font-size="12pt" fo:font-weight="bold" officeooo:rsid="005330e5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3f6fd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DejaVu Sans Condensed" fo:font-size="12pt" fo:font-style="normal" fo:font-weight="normal" officeooo:rsid="005454e7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DejaVu Sans Condensed" fo:font-size="12pt" fo:font-style="normal" fo:font-weight="normal" officeooo:rsid="00561e1c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jaVu Sans Condensed" fo:font-size="12pt" fo:font-style="normal" fo:font-weight="normal" officeooo:rsid="0058f198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DejaVu Sans Condensed" fo:font-size="12pt" fo:font-style="normal" fo:font-weight="normal" officeooo:rsid="005ae228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DejaVu Sans Condensed" fo:font-size="12pt" fo:font-style="normal" fo:font-weight="bold" officeooo:rsid="005454e7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DejaVu Sans Condensed" fo:font-size="12pt" fo:font-style="normal" fo:font-weight="bold" officeooo:rsid="00561e1c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DejaVu Sans Condensed" fo:font-size="12pt" fo:font-style="normal" fo:font-weight="bold" officeooo:rsid="005ae228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29a6d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3f1efe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57286f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201</text:span><text:span text:style-name="T2"> - </text:span><text:span text:style-name="T1">Ground</text:span><text:span text:style-name="T3"> - </text:span><text:span text:style-name="T1">Cold Start</text:span></text:p>
      <text:p text:style-name="P1"/>
      <text:p text:style-name="P4"><text:span text:style-name="T16">Cold Start -- </text:span><text:span text:style-name="T17">WIP needs verification</text:span></text:p>
      <text:list xml:id="list3170935432" text:style-name="L1">
        <text:list-item>
          <text:p text:style-name="P5"><text:span text:style-name="T14">C</text:span><text:span text:style-name="T13">ockpit door</text:span><text:span text:style-name="T15"> ... </text:span><text:span text:style-name="T13">Close</text:span><text:span text:style-name="T15"> (RCtrl-C or click door handle)</text:span></text:p>
        </text:list-item>
        <text:list-item>
          <text:p text:style-name="P5"><text:span text:style-name="T13">Right wall</text:span><text:span text:style-name="T15"> switches:</text:span></text:p>
          <text:list>
            <text:list-item>
              <text:p text:style-name="P5"><text:span text:style-name="T13">Battery 1</text:span><text:span text:style-name="T15"> and </text:span><text:span text:style-name="T13">2</text:span><text:span text:style-name="T15"> ... </text:span><text:span text:style-name="T13">ON</text:span><text:span text:style-name="T15"> (middle row forward)</text:span></text:p>
            </text:list-item>
            <text:list-item>
              <text:p text:style-name="P5"><text:span text:style-name="T13">Intercom</text:span><text:span text:style-name="T15">, </text:span><text:span text:style-name="T13">VHF-1</text:span><text:span text:style-name="T15">, </text:span><text:span text:style-name="T13">VHF-2</text:span><text:span text:style-name="T15">, </text:span><text:span text:style-name="T13">DL</text:span><text:span text:style-name="T15">, </text:span><text:span text:style-name="T13">VHF-TLK</text:span><text:span text:style-name="T15"> switches ... </text:span><text:span text:style-name="T13">ON</text:span><text:span text:style-name="T15"> (bottom row)</text:span></text:p>
            </text:list-item>
          </text:list>
        </text:list-item>
      </text:list>
      <text:list xml:id="list3875898271" text:style-name="L2">
        <text:list-item>
          <text:list>
            <text:list-item>
              <text:p text:style-name="P10"><text:span text:style-name="T5">Note: </text:span><text:span text:style-name="T10">SA-TFL</text:span><text:span text:style-name="T5"> switch has </text:span><text:span text:style-name="T10">no effect</text:span><text:span text:style-name="T5"> in game.</text:span></text:p>
            </text:list-item>
          </text:list>
        </text:list-item>
      </text:list>
      <text:list xml:id="list101911550223942" text:continue-list="list3170935432" text:style-name="L1">
        <text:list-item>
          <text:list>
            <text:list-item>
              <text:p text:style-name="P14"><text:span text:style-name="T9">FUEL QTY</text:span><text:span text:style-name="T4"> switch ... </text:span><text:span text:style-name="T9">ON</text:span><text:span text:style-name="T4"> (middle row)</text:span></text:p>
            </text:list-item>
            <text:list-item>
              <text:p text:style-name="P11"><text:span text:style-name="T10">Fire Extinguisher</text:span><text:span text:style-name="T5"> switch ... </text:span><text:span text:style-name="T10">OPE</text:span><text:span text:style-name="T12">R</text:span><text:span text:style-name="T5"> (</text:span><text:span text:style-name="T8">up</text:span><text:span text:style-name="T5"> position) (black guarded switch, upper row)</text:span></text:p>
            </text:list-item>
            <text:list-item>
              <text:p text:style-name="P14"><text:span text:style-name="T9">STANDBY SAI</text:span><text:span text:style-name="T4"> switch ... </text:span><text:span text:style-name="T9">ON</text:span><text:span text:style-name="T4"> (bottom row)</text:span></text:p>
            </text:list-item>
            <text:list-item>
              <text:p text:style-name="P14"><text:span text:style-name="T9">Ejection system power</text:span><text:span text:style-name="T4"> switches ... </text:span><text:span text:style-name="T9">ON</text:span><text:span text:style-name="T4"> (red striped guarded switches) (bottom row)</text:span></text:p>
            </text:list-item>
            <text:list-item>
              <text:p text:style-name="P14"><text:span text:style-name="T9">NAV</text:span><text:span text:style-name="T4"> switch ... </text:span><text:span text:style-name="T9">ON</text:span><text:span text:style-name="T4"> (for PVI-800) (middle row)</text:span></text:p>
            </text:list-item>
            <text:list-item>
              <text:p text:style-name="P14"><text:span text:style-name="T9">FWD</text:span><text:span text:style-name="T4"> and </text:span><text:span text:style-name="T9">AFT FUEL PUMP</text:span><text:span text:style-name="T4"> switches ... </text:span><text:span text:style-name="T9">ON</text:span><text:span text:style-name="T4"> (middle row)</text:span></text:p>
            </text:list-item>
            <text:list-item>
              <text:p text:style-name="P14"><text:span text:style-name="T9">LEFT</text:span><text:span text:style-name="T4">, </text:span><text:span text:style-name="T9">RIGHT</text:span><text:span text:style-name="T4">, and </text:span><text:span text:style-name="T9">APU FUEL SHUTOFF</text:span><text:span text:style-name="T4"> switches ... </text:span><text:span text:style-name="T9">ON</text:span><text:span text:style-name="T4"> (black guarded switches, middle row)</text:span></text:p>
            </text:list-item>
            <text:list-item>
              <text:p text:style-name="P14"><text:span text:style-name="T9">LEFT</text:span><text:span text:style-name="T4"> and </text:span><text:span text:style-name="T9">RIGHT EEG</text:span><text:span text:style-name="T4"> switches ... </text:span><text:span text:style-name="T9">ON</text:span><text:span text:style-name="T4"> (black guarded switches, middle row)</text:span></text:p>
            </text:list-item>
          </text:list>
        </text:list-item>
        <text:list-item>
          <text:p text:style-name="P14"><text:span text:style-name="T9">ABRIS power</text:span><text:span text:style-name="T4"> switch ... </text:span><text:span text:style-name="T9">ON</text:span><text:span text:style-name="T4"> (lower left of ABRIS screen), takes about 2 mins to boot up</text:span></text:p>
        </text:list-item>
        <text:list-item>
          <text:p text:style-name="P18"><text:span text:style-name="T9">K-041</text:span><text:span text:style-name="T4"> switch ... </text:span><text:span text:style-name="T9">ON</text:span><text:span text:style-name="T4"> (left console rear outboard)</text:span></text:p>
        </text:list-item>
        <text:list-item>
          <text:p text:style-name="P14"><text:span text:style-name="T9">Right rear wall</text:span><text:span text:style-name="T4"> switches:</text:span></text:p>
          <text:list>
            <text:list-item>
              <text:p text:style-name="P14"><text:span text:style-name="T9">EKRAN HYD TRANS PWR</text:span><text:span text:style-name="T4"> switch ... </text:span><text:span text:style-name="T9">AUTO BASE</text:span><text:span text:style-name="T4"> (down) (black guarded switch)</text:span></text:p>
            </text:list-item>
            <text:list-item>
              <text:p text:style-name="P14"><text:span text:style-name="T9">INU</text:span><text:span text:style-name="T4"> switch ... </text:span><text:span text:style-name="T9">INU</text:span></text:p>
            </text:list-item>
          </text:list>
        </text:list-item>
      </text:list>
      <text:list xml:id="list1713025445" text:style-name="L3">
        <text:list-item>
          <text:list>
            <text:list-item>
              <text:list>
                <text:list-item>
                  <text:p text:style-name="P15"><text:span text:style-name="T9">MASTER CAUTION</text:span><text:span text:style-name="T4"> light ... </text:span><text:span text:style-name="T9">Press to reset</text:span><text:span text:style-name="T4"> (left upper instrument panel)</text:span></text:p>
                </text:list-item>
              </text:list>
            </text:list-item>
          </text:list>
        </text:list-item>
      </text:list>
      <text:list xml:id="list101912312063391" text:continue-list="list101911550223942" text:style-name="L1">
        <text:list-item>
          <text:list>
            <text:list-item>
              <text:p text:style-name="P16"><text:span text:style-name="T9">L-130</text:span><text:span text:style-name="T4"> switch ... </text:span><text:span text:style-name="T9">ON</text:span></text:p>
            </text:list-item>
            <text:list-item>
              <text:p text:style-name="P16"><text:span text:style-name="T9">UV-26 OPER</text:span><text:span text:style-name="T4"> switch ... </text:span><text:span text:style-name="T9">OPER</text:span></text:p>
            </text:list-item>
          </text:list>
        </text:list-item>
        <text:list-item>
          <text:p text:style-name="P6">Start APU:</text:p>
          <text:list>
            <text:list-item>
              <text:p text:style-name="P16"><text:span text:style-name="T9">Engine selector</text:span><text:span text:style-name="T4"> switch ... </text:span><text:span text:style-name="T9">APU</text:span><text:span text:style-name="T4"> (center position) (left console)</text:span></text:p>
            </text:list-item>
            <text:list-item>
              <text:p text:style-name="P16"><text:span text:style-name="T9">Engine start</text:span><text:span text:style-name="T4"> switch ... </text:span><text:span text:style-name="T9">START</text:span><text:span text:style-name="T4"> (left console)</text:span></text:p>
            </text:list-item>
            <text:list-item>
              <text:p text:style-name="P16"><text:span text:style-name="T9">START</text:span><text:span text:style-name="T4"> button ... </text:span><text:span text:style-name="T9">Press</text:span><text:span text:style-name="T4"> to start APU (left console)</text:span></text:p>
            </text:list-item>
          </text:list>
        </text:list-item>
      </text:list>
      <text:list xml:id="list623293450" text:style-name="L4">
        <text:list-item>
          <text:list>
            <text:list-item>
              <text:p text:style-name="P7">APU takes about 20 seconds to start, RPM and status is shown on gauge at left elbow.</text:p>
            </text:list-item>
          </text:list>
        </text:list-item>
      </text:list>
      <text:list xml:id="list101911501008872" text:continue-list="list101912312063391" text:style-name="L1">
        <text:list-item>
          <text:p text:style-name="P16"><text:span text:style-name="T9">Rotor brake</text:span><text:span text:style-name="T4"> ... </text:span><text:span text:style-name="T9">OFF</text:span><text:span text:style-name="T4"> (down) (black lever on left console near floor)</text:span></text:p>
        </text:list-item>
        <text:list-item>
          <text:p text:style-name="P16"><text:span text:style-name="T9">Collective</text:span><text:span text:style-name="T4"> ... </text:span><text:span text:style-name="T9">Full down, flat pitch</text:span></text:p>
        </text:list-item>
        <text:list-item>
          <text:p text:style-name="P6">Start left engine:</text:p>
          <text:list>
            <text:list-item>
              <text:p text:style-name="P16"><text:span text:style-name="T9">Engine selector</text:span><text:span text:style-name="T4"> switch ... </text:span><text:span text:style-name="T9">LH</text:span><text:span text:style-name="T4"> (left engine) (left console)</text:span></text:p>
            </text:list-item>
            <text:list-item>
              <text:p text:style-name="P16"><text:span text:style-name="T9">START</text:span><text:span text:style-name="T4"> button ... </text:span><text:span text:style-name="T9">Press</text:span><text:span text:style-name="T4"> to start left engine</text:span></text:p>
            </text:list-item>
            <text:list-item>
              <text:p text:style-name="P16"><text:span text:style-name="T4">When left engine RPM is </text:span><text:span text:style-name="T9">20% or more</text:span><text:span text:style-name="T4"> (gauge on right instrument panel, needle 1): </text:span><text:span text:style-name="T9">left engine fuel cutoff</text:span><text:span text:style-name="T4"> lever ... </text:span><text:span text:style-name="T9">OPEN</text:span><text:span text:style-name="T4"> (red lever on left console)</text:span></text:p>
            </text:list-item>
          </text:list>
        </text:list-item>
      </text:list>
      <text:list xml:id="list3130573950" text:style-name="L5">
        <text:list-item>
          <text:list>
            <text:list-item>
              <text:p text:style-name="P8">Engine should spool up to idle around 65% RPM??, rotor RPM also around 65%??</text:p>
            </text:list-item>
          </text:list>
        </text:list-item>
      </text:list>
      <text:list xml:id="list101912347054984" text:continue-list="list101911501008872" text:style-name="L1">
        <text:list-item>
          <text:p text:style-name="P6">Start right engine:</text:p>
          <text:list>
            <text:list-item>
              <text:p text:style-name="P16"><text:span text:style-name="T9">Engine selector</text:span><text:span text:style-name="T4"> switch ... </text:span><text:span text:style-name="T9">RH</text:span><text:span text:style-name="T4"> (right engine) (left console)</text:span></text:p>
            </text:list-item>
            <text:list-item>
              <text:p text:style-name="P16"><text:span text:style-name="T9">START</text:span><text:span text:style-name="T4"> button ... </text:span><text:span text:style-name="T9">Press</text:span><text:span text:style-name="T4"> to start right engine</text:span></text:p>
            </text:list-item>
            <text:list-item>
              <text:p text:style-name="P12"><text:span text:style-name="T6">When right engine RPM is </text:span><text:span text:style-name="T11">20% or more</text:span><text:span text:style-name="T6"> (gauge on right instrument panel, needle 2): </text:span><text:span text:style-name="T11">right engine fuel cutoff</text:span><text:span text:style-name="T6"> lever ... </text:span><text:span text:style-name="T11">OPEN</text:span><text:span text:style-name="T6"> (red lever on left console)</text:span></text:p>
            </text:list-item>
          </text:list>
        </text:list-item>
      </text:list>
      <text:list xml:id="list2758370250" text:style-name="L6">
        <text:list-item>
          <text:list>
            <text:list-item>
              <text:p text:style-name="P9">Engine should spool up to idle around 65% RPM??, rotor RPM also around 65%??</text:p>
            </text:list-item>
          </text:list>
        </text:list-item>
      </text:list>
      <text:list xml:id="list101911553228339" text:continue-list="list101912347054984" text:style-name="L1">
        <text:list-item>
          <text:p text:style-name="P16"><text:span text:style-name="T9">APU SHUTOFF</text:span><text:span text:style-name="T4"> button ... </text:span><text:span text:style-name="T9">Press</text:span><text:span text:style-name="T4"> to turn off APU (left console)</text:span></text:p>
        </text:list-item>
        <text:list-item>
          <text:p text:style-name="P16"><text:span text:style-name="T9">APU FUEL CUTOFF</text:span><text:span text:style-name="T4"> switch ... </text:span><text:span text:style-name="T9">OFF</text:span><text:span text:style-name="T4"> (black guarded switch, right wall middle row)</text:span></text:p>
        </text:list-item>
        <text:list-item>
          <text:p text:style-name="P16"><text:span text:style-name="T4">When engine and rotor RPM is </text:span><text:span text:style-name="T9">stable</text:span><text:span text:style-name="T4">: </text:span><text:span text:style-name="T9">Left and right throttles</text:span><text:span text:style-name="T4"> ... </text:span><text:span text:style-name="T9">Auto</text:span><text:span text:style-name="T4"> (</text:span><text:span text:style-name="T9">PgUp 2x</text:span><text:span text:style-name="T4">) (yellow levers at left elbow on floor)</text:span></text:p>
        </text:list-item>
      </text:list>
      <text:list xml:id="list1865958651" text:style-name="L7">
        <text:list-item>
          <text:list>
            <text:list-item>
              <text:p text:style-name="P13"><text:span text:style-name="T6">Rotor should stabilize around 95% RPM</text:span><text:span text:style-name="T7">??</text:span></text:p>
            </text:list-item>
          </text:list>
        </text:list-item>
      </text:list>
      <text:list xml:id="list101910614702274" text:continue-list="list101911553228339" text:style-name="L1">
        <text:list-item>
          <text:p text:style-name="P12"><text:span text:style-name="T11">LH</text:span><text:span text:style-name="T6"> and </text:span><text:span text:style-name="T11">RH AC SYS GEN</text:span><text:span text:style-name="T6"> switches ... </text:span><text:span text:style-name="T11">ON</text:span><text:span text:style-name="T6"> (right wall middle row)</text:span></text:p>
        </text:list-item>
        <text:list-item>
          <text:p text:style-name="P16"><text:span text:style-name="T9">IFF</text:span><text:span text:style-name="T4"> switch ... </text:span><text:span text:style-name="T9">ON</text:span><text:span text:style-name="T4"> (black guarded switch, right wall middle row)</text:span></text:p>
        </text:list-item>
        <text:list-item>
          <text:p text:style-name="P16"><text:span text:style-name="T9">SAI</text:span><text:span text:style-name="T4"> ... </text:span><text:span text:style-name="T9">Uncage and center</text:span><text:span text:style-name="T4"> (right instrument panel)</text:span></text:p>
        </text:list-item>
        <text:list-item>
          <text:p text:style-name="P17"><text:span text:style-name="T9">PVI-800</text:span><text:span text:style-name="T4"> (right console forward):</text:span></text:p>
          <text:list>
            <text:list-item>
              <text:p text:style-name="P17"><text:span text:style-name="T9">NAV mode</text:span><text:span text:style-name="T4"> knob ... </text:span><text:span text:style-name="T9">OPER</text:span></text:p>
            </text:list-item>
            <text:list-item>
              <text:p text:style-name="P17"><text:span text:style-name="T9">DL/OFF</text:span><text:span text:style-name="T4"> switch ... </text:span><text:span text:style-name="T9">DL</text:span></text:p>
            </text:list-item>
          </text:list>
        </text:list-item>
        <text:list-item>
          <text:p text:style-name="P17"><text:span text:style-name="T4">Engage </text:span><text:span text:style-name="T9">BANK HOLD</text:span><text:span text:style-name="T4"> and </text:span><text:span text:style-name="T9">PITCH HOLD</text:span><text:span text:style-name="T7"> autopilot modes</text:span><text:span text:style-name="T4">, other modes as well if desired</text:span></text:p>
        </text:list-item>
      </text:list>
      <text:p text:style-name="P2"/>
      <text:p text:style-name="P2">Proceed with Preflight checklist on next p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8T10:19:10.191000000</dc:date>
    <meta:editing-duration>PT14H7M9S</meta:editing-duration>
    <meta:editing-cycles>7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549" meta:character-count="2939" meta:non-whitespace-character-count="2491"/>
  </office:meta>
</office:document-meta>
</file>